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opacity="50%" draw:fill="gradient" draw:fill-gradient-name="Trustin_20_Gradient_20_3" draw:textarea-horizontal-align="justify" draw:textarea-vertical-align="middle" draw:auto-grow-height="false"/>
    </style:style>
    <style:style style:name="gr2" style:family="graphic" style:parent-style-name="standard">
      <style:graphic-properties svg:stroke-opacity="50%" draw:fill="gradient" draw:fill-gradient-name="Trustin_20_Gradient_20_1" draw:textarea-horizontal-align="justify" draw:textarea-vertical-align="middle" draw:auto-grow-height="false"/>
    </style:style>
    <style:style style:name="gr3" style:family="graphic" style:parent-style-name="standard">
      <style:graphic-properties svg:stroke-opacity="50%" draw:fill="gradient" draw:fill-gradient-name="Trustin_20_Gradient_20_4" draw:textarea-horizontal-align="justify" draw:textarea-vertical-align="middle" draw:auto-grow-height="false"/>
    </style:style>
    <style:style style:name="gr4" style:family="graphic" style:parent-style-name="standard">
      <style:graphic-properties svg:stroke-opacity="50%" draw:fill="gradient" draw:fill-gradient-name="Trustin_20_Gradient_20_2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stroke-dash="Ultrafine_20_Dashed" svg:stroke-opacity="50%" draw:stroke-linejoin="round" draw:fill="gradient" draw:fill-gradient-name="Trustin_20_Gradient_20_2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5.215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9.0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rebuchet MS'" style:font-style-name="Normal" style:font-family-generic="swiss" style:font-pitch="variable" fo:font-size="16pt" style:font-size-asian="18pt" style:font-size-complex="1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666666" fo:font-family="'Trebuchet MS'" style:font-style-name="Normal" style:font-family-generic="swiss" style:font-pitch="variable" fo:font-size="18pt" style:font-size-asian="18pt" style:font-size-complex="18pt"/>
    </style:style>
    <style:style style:name="T1" style:family="text">
      <style:text-properties fo:font-family="'Trebuchet MS'" style:font-style-name="Normal" style:font-family-generic="swiss" style:font-pitch="variable" fo:font-size="16pt" style:font-size-asian="18pt" style:font-size-complex="18pt"/>
    </style:style>
    <style:style style:name="T2" style:family="text">
      <style:text-properties fo:color="#666666" fo:font-family="'Trebuchet MS'" style:font-style-name="Norm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15cm" svg:height="4.445cm" svg:x="2.905cm" svg:y="2.905cm">
          <text:p text:style-name="P1"><text:span text:style-name="T1">Non-blocking NIO</text:span><text:span text:style-name="T1"><text:line-break/></text:span><text:span text:style-name="T1">Socket Trans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5.24cm" svg:height="1.588cm" svg:x="2.905cm" svg:y="13.065cm">
          <text:p text:style-name="P1"><text:span text:style-name="T1">Unified Communication AP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24cm" svg:height="1.587cm" svg:x="2.905cm" svg:y="14.653cm">
          <text:p text:style-name="P1"><text:span text:style-name="T1">Close-to-Zero Copy Byte Buff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5cm" svg:height="1.905cm" svg:x="13.7cm" svg:y="10.525cm">
          <text:p text:style-name="P1"><text:span text:style-name="T1">SSL / StartTL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5cm" svg:height="1.905cm" svg:x="9.255cm" svg:y="10.525cm">
          <text:p text:style-name="P1"><text:span text:style-name="T1">OOM-Proof</text:span><text:span text:style-name="T1"><text:line-break/></text:span><text:span text:style-name="T1">Thread Poo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89cm" svg:height="1.905cm" svg:x="9.255cm" svg:y="6.815cm">
          <text:p text:style-name="P1"><text:span text:style-name="T1">Protocol Codec Framewor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45cm" svg:height="2.005cm" svg:x="13.7cm" svg:y="4.81cm">
          <text:p text:style-name="P1"><text:span text:style-name="T1">Text Line</text:span><text:span text:style-name="T1"><text:line-break/></text:span><text:span text:style-name="T1">Protocol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45cm" svg:height="2.005cm" svg:x="9.255cm" svg:y="4.81cm">
          <text:p text:style-name="P1"><text:span text:style-name="T1">Binary</text:span><text:span text:style-name="T1"><text:line-break/></text:span><text:span text:style-name="T1">Protocol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89cm" svg:height="1.905cm" svg:x="9.255cm" svg:y="2.905cm">
          <text:p text:style-name="P1"><text:span text:style-name="T1">Multi-layered Protocols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715cm" svg:height="0.988cm" svg:x="2.905cm" svg:y="1.917cm">
          <draw:text-box>
            <text:p text:style-name="P3"><text:span text:style-name="T2">Transport Services</text:span></text:p>
          </draw:text-box>
        </draw:frame>
        <draw:frame draw:style-name="gr7" draw:text-style-name="P4" draw:layer="layout" svg:width="8.89cm" svg:height="0.988cm" svg:x="9.255cm" svg:y="9.437cm">
          <draw:text-box>
            <text:p text:style-name="P3"><text:span text:style-name="T2">Security Support</text:span></text:p>
          </draw:text-box>
        </draw:frame>
        <draw:frame draw:style-name="gr7" draw:text-style-name="P4" draw:layer="layout" svg:width="8.89cm" svg:height="0.988cm" svg:x="9.255cm" svg:y="1.917cm">
          <draw:text-box>
            <text:p text:style-name="P3"><text:span text:style-name="T2">Protocol Support</text:span></text:p>
          </draw:text-box>
        </draw:frame>
        <draw:custom-shape draw:style-name="gr1" draw:text-style-name="P2" draw:layer="layout" svg:width="5.715cm" svg:height="4.445cm" svg:x="2.905cm" svg:y="7.985cm">
          <text:p text:style-name="P1"><text:span text:style-name="T1">Blocking Old I/O</text:span><text:span text:style-name="T1"><text:line-break/></text:span><text:span text:style-name="T1">Socket Transpor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Trustin_20_Gradient_20_1" draw:display-name="Trustin Gradient 1" draw:style="linear" draw:start-color="#ffffff" draw:end-color="#aecf00" draw:start-intensity="100%" draw:end-intensity="100%" draw:angle="0" draw:border="0%"/>
    <draw:gradient draw:name="Trustin_20_Gradient_20_2" draw:display-name="Trustin Gradient 2" draw:style="linear" draw:start-color="#ffffff" draw:end-color="#ffd320" draw:start-intensity="100%" draw:end-intensity="100%" draw:angle="0" draw:border="0%"/>
    <draw:gradient draw:name="Trustin_20_Gradient_20_3" draw:display-name="Trustin Gradient 3" draw:style="linear" draw:start-color="#ffffff" draw:end-color="#ff8080" draw:start-intensity="100%" draw:end-intensity="100%" draw:angle="0" draw:border="0%"/>
    <draw:gradient draw:name="Trustin_20_Gradient_20_4" draw:display-name="Trustin Gradient 4" draw:style="linear" draw:start-color="#ffffff" draw:end-color="#ccccff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algun Gothic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Malgun Gothic'" style:font-family-generic="roman" style:font-pitch="variable" fo:font-size="18pt" fo:font-style="normal" fo:text-shadow="none" style:text-underline-style="none" fo:font-weight="normal" style:letter-kerning="true" style:font-family-asian="'Malgun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09-24T12:49:26</meta:creation-date>
    <dc:date>2008-09-24T14:31:15</dc:date>
    <meta:editing-cycles>4</meta:editing-cycles>
    <meta:editing-duration>PT23M37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